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7.278cm" style:rel-column-width="28061*"/>
    </style:style>
    <style:style style:name="Table3.B" style:family="table-column">
      <style:table-column-properties style:column-width="5.394cm" style:rel-column-width="20797*"/>
    </style:style>
    <style:style style:name="Table3.C" style:family="table-column">
      <style:table-column-properties style:column-width="4.325cm" style:rel-column-width="1667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ADMINISTRADOR</text:p>
      <text:p text:style-name="Standard"/>
      <text:p text:style-name="Standard"/>
      <text:p text:style-name="P4">PRUEBA UNITARIA: PAQUETE ADDBAN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ckages::AddBan</text:p>
      <text:p text:style-name="Standard"/>
      <text:list text:style-name="L1" text:continue-numbering="true">
        <text:list-item>
          <text:p text:style-name="P9">Datos</text:p>
        </text:list-item>
      </text:list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constructor</text:p>
          </table:table-cell>
          <table:table-cell table:style-name="Table3.B2" office:value-type="string">
            <text:p text:style-name="P11">pattern</text:p>
          </table:table-cell>
          <table:table-cell table:style-name="Table3.C2" office:value-type="string">
            <text:p text:style-name="P11">127.0.0.1</text:p>
          </table:table-cell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obtener un paquete XML de la forma:</text:p>
      <text:p text:style-name="Standard"/>
      <text:p text:style-name="P12">&lt;addban&gt;</text:p>
      <text:p text:style-name="P12"><text:tab/>&lt;pattern value=”127.0.0.1” /&gt;</text:p>
      <text:p text:style-name="P12">&lt;/addban&gt;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P12"/>
      <text:p text:style-name="P13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4">David Cuadrado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8T10:18:15</dc:date>
    <dc:language>es-CO</dc:language>
    <meta:editing-cycles>56</meta:editing-cycles>
    <meta:editing-duration>PT35M1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0" meta:word-count="61" meta:character-count="436"/>
  </office:meta>
</office:document-meta>
</file>